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Change pivot point (default is center)
                                                                        <text:s text:c="4"/>
                                                                        <text:span text:style-name="T2">Boolean</text:span>
                                                                    </text:h>
                                                                </text:list-item>
                                                            </text:list>
                                                        </text:list-item>
                                                    </text:list>
                                                </text:list-item>
                                            </text:list>
                                            <text:p text:style-name="Standard">If enabled then specify the image pivot point X and Y coordinate.</text:p>,
                                            <text:list xml:id="list_Image6" text:continue-numbering="true" text:continue-list="list_Image5"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8" text:continue-numbering="true" text:continue-list="list_Image7"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9" text:continue-numbering="true" text:continue-list="list_Image8"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10" text:continue-numbering="true" text:continue-list="list_Image9"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ext:list xml:id="list_Image11" text:continue-numbering="true" text:continue-list="list_Image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needle value on the scale. This property is only visible when the Image widget is used as a child of a Scale widget (scale needle mode).</text:p>,
                                            <text:list xml:id="list_Image12" text:continue-numbering="true" text:continue-list="list_Image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 This property is only visible in scale needle mode.</text:p>,
                                            <text:list xml:id="list_Image13" text:continue-numbering="true" text:continue-list="list_Image12"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needle value of the Image in the project editor will be this value. Only available when <text:span text:style-name="backtick">Value type</text:span> is set to <text:span text:style-name="backtick">Expression</text:span>. This property is only visible in scale needle mod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4" text:continue-numbering="true" text:continue-list="list_Image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age15" text:continue-numbering="true" text:continue-list="list_Image1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age16" text:continue-numbering="true" text:continue-list="list_Image1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age1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8" text:continue-numbering="true" text:continue-list="list_Image1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9" text:continue-numbering="true" text:continue-list="list_Image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21" text:continue-numbering="true" text:continue-list="list_Image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22" text:continue-numbering="true" text:continue-list="list_Image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24" text:continue-numbering="true" text:continue-list="list_Image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5" text:continue-numbering="true" text:continue-list="list_Image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7" text:continue-numbering="true" text:continue-list="list_Image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8" text:continue-numbering="true" text:continue-list="list_Image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age30" text:continue-numbering="true" text:continue-list="list_Image2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mage31" text:continue-numbering="true" text:continue-list="list_Image3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32" text:continue-numbering="true" text:continue-list="list_Image3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33" text:continue-numbering="true" text:continue-list="list_Image3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34" text:continue-numbering="true" text:continue-list="list_Image3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35" text:continue-numbering="true" text:continue-list="list_Image3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36" text:continue-numbering="true" text:continue-list="list_Image3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37" text:continue-numbering="true" text:continue-list="list_Image3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8" text:continue-numbering="true" text:continue-list="list_Image3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9" text:continue-numbering="true" text:continue-list="list_Image3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40" text:continue-numbering="true" text:continue-list="list_Image3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41" text:continue-numbering="true" text:continue-list="list_Image4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42" text:continue-numbering="true" text:continue-list="list_Image4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43" text:continue-numbering="true" text:continue-list="list_Image4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44" text:continue-numbering="true" text:continue-list="list_Image4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45" text:continue-numbering="true" text:continue-list="list_Image4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46" text:continue-numbering="true" text:continue-list="list_Image4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47" text:continue-numbering="true" text:continue-list="list_Image4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8" text:continue-numbering="true" text:continue-list="list_Image4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9" text:continue-numbering="true" text:continue-list="list_Image4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50" text:continue-numbering="true" text:continue-list="list_Image4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51" text:continue-numbering="true" text:continue-list="list_Image5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52" text:continue-numbering="true" text:continue-list="list_Image5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53" text:continue-numbering="true" text:continue-list="list_Image5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54" text:continue-numbering="true" text:continue-list="list_Image5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55" text:continue-numbering="true" text:continue-list="list_Image5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56" text:continue-numbering="true" text:continue-list="list_Image5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57" text:continue-numbering="true" text:continue-list="list_Image5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9" text:continue-numbering="true" text:continue-list="list_Image5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6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age61" text:continue-numbering="true" text:continue-list="list_Image5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age63" text:continue-numbering="true" text:continue-list="list_Image6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65" text:continue-numbering="true" text:continue-list="list_Image6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66" text:continue-numbering="true" text:continue-list="list_Image6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67" text:continue-numbering="true" text:continue-list="list_Image6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68" text:continue-numbering="true" text:continue-list="list_Image6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69" text:continue-numbering="true" text:continue-list="list_Image6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70" text:continue-numbering="true" text:continue-list="list_Image6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71" text:continue-numbering="true" text:continue-list="list_Image7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72" text:continue-numbering="true" text:continue-list="list_Image7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7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74" text:continue-numbering="true" text:continue-list="list_Image7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75" text:continue-numbering="true" text:continue-list="list_Image7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76" text:continue-numbering="true" text:continue-list="list_Image7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7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